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erif" svg:font-family="'Liberation Serif'"/>
    <style:font-face style:name="Symbol" svg:font-family="Symbol"/>
  </office:font-face-decls>
  <office:automatic-styles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bold" fo:background-color="transparent" style:font-name-asian="Liberation Serif" style:font-name-complex="Liberation Serif"/>
    </style:style>
    <style:style style:name="P3" style:family="paragraph" style:parent-style-name="Standard" style:list-style-name="L1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loext:opacity="0%" style:font-name="Liberation Serif" fo:font-size="12pt" fo:font-weight="normal" fo:background-color="transparent" style:font-name-asian="Liberation Serif" style:font-name-complex="Liberation Serif"/>
    </style:style>
    <style:style style:name="P4" style:family="paragraph" style:parent-style-name="Standard" style:list-style-name="L2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loext:opacity="0%" style:font-name="Liberation Serif" fo:font-size="12pt" fo:font-weight="normal" fo:background-color="transparent" style:font-name-asian="Liberation Serif" style:font-name-complex="Liberation Serif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fo:background-color="transparent" style:font-name-asian="Liberation Serif" style:font-name-complex="Liberation Serif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T1" style:family="text">
      <style:text-properties style:use-window-font-color="true" loext:opacity="0%" style:font-name="Liberation Serif" fo:font-size="12pt" fo:font-weight="normal" fo:background-color="transparent" loext:char-shading-value="0" style:font-name-asian="Liberation Serif" style:font-name-complex="Liberation Serif"/>
    </style:style>
    <style:style style:name="T2" style:family="text">
      <style:text-properties fo:color="#0000ff" loext:opacity="100%" style:font-name="Liberation Serif" fo:font-size="12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loext:char-shading-value="0" style:font-name-asian="Liberation Serif" style:font-name-complex="Liberation Serif"/>
    </style:style>
    <text:list-style style:name="L1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ktueller Stand</text:p>
      <text:list xml:id="list3290625438" text:style-name="L1">
        <text:list-item>
          <text:p text:style-name="P3">Eingabe Felder für Name, Preis, Menge, Beschreibung, Artikelnummer</text:p>
        </text:list-item>
        <text:list-item>
          <text:p text:style-name="P3">Eingegebene Daten werden in einem JTextArea ausgegeben</text:p>
        </text:list-item>
        <text:list-item>
          <text:p text:style-name="P3">Es können alle Daten in eine Datei gespeichert werden, diese anzeigen lassen und <text:s/>löschen</text:p>
        </text:list-item>
        <text:list-item>
          <text:p text:style-name="P3">Die Beschriftung der Eingabefelder können an bzw. ausgeschaltet werden</text:p>
        </text:list-item>
        <text:list-item>
          <text:p text:style-name="P3">Das löschen einzelner Produkten haben wir rausgenommen</text:p>
        </text:list-item>
        <text:list-item>
          <text:p text:style-name="P3">Das Menü wurde hinzugefügt</text:p>
        </text:list-item>
        <text:list-item>
          <text:p text:style-name="P3">Programm ist jetzt in Deutsch, Englisch und Französisch verfügbar</text:p>
        </text:list-item>
        <text:list-item>
          <text:p text:style-name="P3">Es wird die Systemsprache ermittelt, wenn die Sprache nicht verfügbar ist wie z.B. Chinesisch dann wird Englisch ausgewählt</text:p>
        </text:list-item>
      </text:list>
      <text:p text:style-name="P6"/>
      <text:p text:style-name="P2">Programm Features die noch hinzugefügt werden</text:p>
      <text:list xml:id="list3073023985" text:style-name="L2">
        <text:list-item>
          <text:p text:style-name="P4">Italienisch und Spanisch werden noch hinzugefügt</text:p>
        </text:list-item>
        <text:list-item>
          <text:p text:style-name="P4">eventuell folgen noch weitere Sprachen</text:p>
        </text:list-item>
      </text:list>
      <text:p text:style-name="P5"/>
      <text:p text:style-name="P2">Repository</text:p>
      <text:p text:style-name="P1"><text:a xlink:type="simple" xlink:href="https://github.com/Projektarbyte2021/Projektarbyte" text:style-name="Internet_20_link" text:visited-style-name="Visited_20_Internet_20_Link"><text:span text:style-name="T2">https://github.com/Projektarbyte2021/Projektarbyte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erif" svg:font-family="'Liberation Serif'"/>
    <style:font-face style:name="Symbol" svg:font-family="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1" fo:font-size="11pt" fo:language="de" fo:country="D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02T16:30:50.107367165</dc:date>
    <meta:editing-duration>PT21S</meta:editing-duration>
    <meta:editing-cycles>1</meta:editing-cycles>
    <meta:document-statistic meta:table-count="0" meta:image-count="0" meta:object-count="0" meta:page-count="1" meta:paragraph-count="14" meta:word-count="107" meta:character-count="763" meta:non-whitespace-character-count="679"/>
    <meta:generator>LibreOffice/7.3.4.2$Linux_X86_64 LibreOffice_project/30$Build-2</meta:generator>
  </office:meta>
</office:document-meta>
</file>